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3900">
            <text:p>143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2500">
            <text:p>1425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1400">
            <text:p>14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5000">
            <text:p>5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/>
          <table:table-cell table:style-name="ce2" table:formula="of:=SUM([.B86:.F86])" office:value-type="float" office:value="28800">
            <text:p>28800</text:p>
          </table:table-cell>
          <table:table-cell table:formula="of:=SUM([.B109:.D109];[.F109])" office:value-type="float" office:value="1109.46524064171">
            <text:p>1109.46524064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2000">
            <text:p>1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109:.F109])" office:value-type="float" office:value="1115.34759358289">
            <text:p>1115.3475935829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F109])" office:value-type="float" office:value="1532.99465240642">
            <text:p>1532.994652406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 table:number-columns-repeated="4"/>
          <table:table-cell table:formula="of:=SUM([.B109:.E109])" office:value-type="float" office:value="1532.99465240642">
            <text:p>1532.994652406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09:.F109])" office:value-type="float" office:value="1532.99465240642">
            <text:p>1532.994652406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;[.D109];[.F109])" office:value-type="float" office:value="691.818181818182">
            <text:p>691.8181818182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];[.C109];[.D109];[.F109])" office:value-type="float" office:value="1109.46524064171">
            <text:p>1109.4652406417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1115.34759358289">
            <text:p>1115.3475935829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E109])" office:value-type="float" office:value="1532.99465240642">
            <text:p>1532.9946524064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7" office:value-type="float" office:value="423.529411764706">
            <text:p>423.5294117647</text:p>
          </table:table-cell>
          <table:table-cell table:formula="of:=[.F86]/21" office:value-type="float" office:value="0">
            <text:p>0</text:p>
          </table:table-cell>
          <table:table-cell/>
          <table:table-cell table:style-name="ce2" table:formula="of:=SUM([.H86:.H108])" office:value-type="float" office:value="28800">
            <text:p>288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14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8T14:42:58</dc:date>
    <meta:editing-duration>P6DT13H10M45S</meta:editing-duration>
    <meta:editing-cycles>2310</meta:editing-cycles>
    <meta:generator>OpenOffice/4.1.1$Unix OpenOffice.org_project/411m6$Build-9775</meta:generator>
    <dc:creator>Hasmik Dabaghyan</dc:creator>
    <meta:document-statistic meta:table-count="13" meta:cell-count="5625" meta:object-count="0"/>
  </office:meta>
</office:document-meta>
</file>